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apple-system" svg:font-family="apple-system, BlinkMacSystemFont, 'Segoe UI', 'PingFang SC', 'Hiragino Sans GB', 'Microsoft YaHei', 'Helvetica Neue', Helvetica, Arial, sans-serif, 'Apple Color Emoji', 'Segoe UI Emoji', 'Segoe UI Symbo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paragraph-properties fo:margin-left="0.529cm" fo:margin-right="0.529cm" fo:margin-top="0cm" fo:margin-bottom="0cm" loext:contextual-spacing="false" style:line-height-at-least="0.741cm" fo:orphans="2" fo:widows="2" fo:text-indent="0cm" style:auto-text-indent="false"/>
    </style:style>
    <style:style style:name="P2" style:family="paragraph" style:parent-style-name="Preformatted_20_Text">
      <loext:graphic-properties draw:fill="solid" draw:fill-color="#2b2b2b" draw:opacity="100%"/>
      <style:paragraph-properties fo:margin-left="0.529cm" fo:margin-right="0.529cm" fo:margin-top="0cm" fo:margin-bottom="0cm" loext:contextual-spacing="false" fo:line-height="142%" fo:orphans="2" fo:widows="2" fo:text-indent="0cm" style:auto-text-indent="false" fo:background-color="#2b2b2b" fo:padding="0cm" fo:border="none"/>
    </style:style>
    <style:style style:name="P3" style:family="paragraph" style:parent-style-name="Preformatted_20_Text">
      <loext:graphic-properties draw:fill="solid" draw:fill-color="#2b2b2b" draw:opacity="100%"/>
      <style:paragraph-properties fo:margin-left="0.529cm" fo:margin-right="0.529cm" fo:margin-top="0cm" fo:margin-bottom="0cm" loext:contextual-spacing="false" fo:line-height="142%" fo:orphans="2" fo:widows="2" fo:text-indent="0cm" style:auto-text-indent="false" fo:background-color="#2b2b2b" fo:padding="0cm" fo:border="none"/>
    </style:style>
    <style:style style:name="P4" style:family="paragraph" style:parent-style-name="Standard">
      <style:text-properties officeooo:rsid="001d6d57" officeooo:paragraph-rsid="001d6d57"/>
    </style:style>
    <style:style style:name="P5" style:family="paragraph" style:parent-style-name="Standard">
      <style:text-properties fo:font-variant="normal" fo:text-transform="none" style:font-name="apple-system" fo:font-size="12pt" fo:letter-spacing="normal" fo:font-style="normal" fo:font-weight="bold" officeooo:rsid="001d6d57" officeooo:paragraph-rsid="001d6d57" loext:padding="0cm" loext:border="none"/>
    </style:style>
    <style:style style:name="P6" style:family="paragraph" style:parent-style-name="Standard">
      <style:text-properties fo:font-weight="bold" officeooo:rsid="001d6d57" officeooo:paragraph-rsid="001d6d57" style:font-weight-asian="bold" style:font-weight-complex="bold"/>
    </style:style>
    <style:style style:name="P7" style:family="paragraph" style:parent-style-name="Text_20_body">
      <style:paragraph-properties fo:margin-left="0.529cm" fo:margin-right="0.529cm" fo:margin-top="0cm" fo:margin-bottom="0cm" loext:contextual-spacing="false" style:line-height-at-least="0.741cm" fo:orphans="2" fo:widows="2" fo:text-indent="0cm" style:auto-text-indent="false" fo:padding="0cm" fo:border="none"/>
    </style:style>
    <style:style style:name="P8" style:family="paragraph" style:parent-style-name="Text_20_body">
      <style:paragraph-properties fo:margin-left="0.529cm" fo:margin-right="0.529cm" fo:margin-top="0cm" fo:margin-bottom="0.318cm" loext:contextual-spacing="false" style:line-height-at-least="0.476cm" fo:orphans="2" fo:widows="2" fo:text-indent="0cm" style:auto-text-indent="false"/>
      <style:text-properties fo:font-variant="normal" fo:text-transform="none" style:font-name="apple-system" fo:font-size="12pt" fo:letter-spacing="normal" fo:font-style="normal" fo:font-weight="bold" loext:padding="0cm" loext:border="none"/>
    </style:style>
    <style:style style:name="P9" style:family="paragraph" style:parent-style-name="Text_20_body">
      <style:paragraph-properties fo:margin-left="0.529cm" fo:margin-right="0.529cm" fo:margin-top="0cm" fo:margin-bottom="0cm" loext:contextual-spacing="false" style:line-height-at-least="0.582cm" fo:orphans="2" fo:widows="2" fo:text-indent="0cm" style:auto-text-indent="false" fo:padding="0cm" fo:border="none"/>
      <style:text-properties fo:font-variant="normal" fo:text-transform="none" style:font-name="apple-system" fo:font-size="10.5pt" fo:letter-spacing="normal" fo:font-style="normal" fo:font-weight="normal" fo:background-color="#e6f7ff" loext:padding="0cm" loext:border="none"/>
    </style:style>
    <style:style style:name="P10" style:family="paragraph" style:parent-style-name="Text_20_body">
      <style:paragraph-properties fo:margin-left="0.529cm" fo:margin-right="0.529cm" fo:margin-top="0cm" fo:margin-bottom="0.318cm" loext:contextual-spacing="false" style:line-height-at-least="0.741cm" fo:orphans="2" fo:widows="2" fo:text-indent="0cm" style:auto-text-indent="false" fo:padding="0cm" fo:border="none"/>
    </style:style>
    <style:style style:name="T1" style:family="text">
      <style:text-properties fo:font-variant="normal" fo:text-transform="none" style:font-name="apple-system" fo:font-size="12pt" fo:letter-spacing="normal" fo:font-style="normal" fo:font-weight="normal" loext:padding="0cm" loext:border="none"/>
    </style:style>
    <style:style style:name="T2" style:family="text">
      <style:text-properties fo:font-variant="normal" fo:text-transform="none" style:font-name="apple-system" fo:font-size="12pt" fo:letter-spacing="normal" fo:font-style="normal" fo:font-weight="bold" loext:padding="0cm" loext:border="none"/>
    </style:style>
    <style:style style:name="T3" style:family="text">
      <style:text-properties fo:font-variant="normal" fo:text-transform="none" style:font-name="SFMono-Regular" fo:font-size="12pt" fo:letter-spacing="normal" fo:font-style="normal" fo:font-weight="normal" loext:padding="0cm" loext:border="none"/>
    </style:style>
    <style:style style:name="T4" style:family="text">
      <style:text-properties fo:font-variant="normal" fo:text-transform="none" fo:letter-spacing="normal" style:font-name-asian="apple-system" style:font-size-asian="12pt" style:font-style-asian="normal" style:font-weight-asian="normal" loext:padding="0cm" loext:border="none"/>
    </style:style>
    <style:style style:name="T5" style:family="text">
      <style:text-properties fo:font-variant="normal" fo:text-transform="none" fo:color="#f8f8f2" style:font-name="SFMono-Regular" fo:font-size="12pt" fo:letter-spacing="normal" fo:font-style="normal" fo:font-weight="normal" fo:background-color="#193055" loext:char-shading-value="0" loext:padding="0cm" loext:border="none"/>
    </style:style>
    <style:style style:name="T6" style:family="text">
      <style:text-properties fo:font-variant="normal" fo:text-transform="none" fo:color="#f5ab35" style:font-name="SFMono-Regular" fo:font-size="12pt" fo:letter-spacing="normal" fo:font-style="normal" fo:font-weight="normal" fo:background-color="#193055" loext:char-shading-value="0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aint House</text:p>
      <text:p text:style-name="P6">Leetcode 256(premium)</text:p>
      <text:p text:style-name="P5">Description</text:p>
      <text:p text:style-name="P7"><text:span text:style-name="T1">There are a row of </text:span><text:span text:style-name="Source_20_Text"><text:span text:style-name="T3">n</text:span></text:span><text:span text:style-name="T1"> houses, each house can be painted with one of the three colors: red, blue or green. The cost of painting each house with a certain color is different. You have to paint all the houses such that </text:span><text:span text:style-name="Strong_20_Emphasis"><text:span text:style-name="T2">no two adjacent houses have the same color,</text:span></text:span><text:span text:style-name="T1"> and you need to cost the least. Return the minimum cost.</text:span></text:p>
      <text:p text:style-name="P7"><text:span text:style-name="T1">The cost of painting each house with a certain color is represented by a </text:span><text:span text:style-name="Source_20_Text"><text:span text:style-name="T3">n</text:span></text:span><text:span text:style-name="T1"> x </text:span><text:span text:style-name="Source_20_Text"><text:span text:style-name="T3">3</text:span></text:span><text:span text:style-name="T1"> cost matrix. For example, </text:span><text:span text:style-name="Source_20_Text"><text:span text:style-name="T3">costs[0][0]</text:span></text:span><text:span text:style-name="T1"> is the cost of painting house </text:span><text:span text:style-name="Source_20_Text"><text:span text:style-name="T3">0</text:span></text:span><text:span text:style-name="T1"> with color red; </text:span><text:span text:style-name="Source_20_Text"><text:span text:style-name="T3">costs[1][2]</text:span></text:span><text:span text:style-name="T1"> is the cost of painting house </text:span><text:span text:style-name="Source_20_Text"><text:span text:style-name="T3">1</text:span></text:span><text:span text:style-name="T1"> with color green, and so on... Find the minimum cost to paint all houses.</text:span></text:p>
      <text:p text:style-name="P1"/>
      <text:p text:style-name="P10"><text:span text:style-name="Emphasis"><text:span text:style-name="T1">Wechat reply the </text:span></text:span><text:span text:style-name="Emphasis"><text:span text:style-name="T4">【</text:span></text:span><text:span text:style-name="Emphasis"><text:span text:style-name="Strong_20_Emphasis"><text:span text:style-name="T2">515</text:span></text:span></text:span><text:span text:style-name="Emphasis"><text:span text:style-name="T4">】 </text:span></text:span><text:span text:style-name="Emphasis"><text:span text:style-name="T1">get the </text:span></text:span><text:span text:style-name="Emphasis"><text:span text:style-name="Strong_20_Emphasis"><text:span text:style-name="T2">latest frequent Interview questions</text:span></text:span></text:span><text:span text:style-name="Emphasis"><text:span text:style-name="T1"> . (wechat id : </text:span></text:span><text:span text:style-name="Emphasis"><text:span text:style-name="Strong_20_Emphasis"><text:span text:style-name="T2">jiuzhang15</text:span></text:span></text:span><text:span text:style-name="Emphasis"><text:span text:style-name="T1">)</text:span></text:span></text:p>
      <text:p text:style-name="P9">All costs are positive integers.</text:p>
      <text:p text:style-name="P8">Example</text:p>
      <text:p text:style-name="P10"><text:span text:style-name="Strong_20_Emphasis"><text:span text:style-name="T2">Example 1:</text:span></text:span></text:p>
      <text:p text:style-name="P2"><text:span text:style-name="Source_20_Text"><text:span text:style-name="T5">Input: [[</text:span></text:span><text:span text:style-name="Source_20_Text"><text:span text:style-name="T6">14</text:span></text:span><text:span text:style-name="Source_20_Text"><text:span text:style-name="T5">,</text:span></text:span><text:span text:style-name="Source_20_Text"><text:span text:style-name="T6">2</text:span></text:span><text:span text:style-name="Source_20_Text"><text:span text:style-name="T5">,</text:span></text:span><text:span text:style-name="Source_20_Text"><text:span text:style-name="T6">11</text:span></text:span><text:span text:style-name="Source_20_Text"><text:span text:style-name="T5">],[</text:span></text:span><text:span text:style-name="Source_20_Text"><text:span text:style-name="T6">11</text:span></text:span><text:span text:style-name="Source_20_Text"><text:span text:style-name="T5">,</text:span></text:span><text:span text:style-name="Source_20_Text"><text:span text:style-name="T6">14</text:span></text:span><text:span text:style-name="Source_20_Text"><text:span text:style-name="T5">,</text:span></text:span><text:span text:style-name="Source_20_Text"><text:span text:style-name="T6">5</text:span></text:span><text:span text:style-name="Source_20_Text"><text:span text:style-name="T5">],[</text:span></text:span><text:span text:style-name="Source_20_Text"><text:span text:style-name="T6">14</text:span></text:span><text:span text:style-name="Source_20_Text"><text:span text:style-name="T5">,</text:span></text:span><text:span text:style-name="Source_20_Text"><text:span text:style-name="T6">3</text:span></text:span><text:span text:style-name="Source_20_Text"><text:span text:style-name="T5">,</text:span></text:span><text:span text:style-name="Source_20_Text"><text:span text:style-name="T6">10</text:span></text:span><text:span text:style-name="Source_20_Text"><text:span text:style-name="T5">]]</text:span></text:span></text:p>
      <text:p text:style-name="P2"><text:span text:style-name="Source_20_Text"><text:span text:style-name="T5">Output: </text:span></text:span><text:span text:style-name="Source_20_Text"><text:span text:style-name="T6">10</text:span></text:span></text:p>
      <text:p text:style-name="P2"><text:span text:style-name="Source_20_Text"><text:span text:style-name="T5">Explanation: Paint house </text:span></text:span><text:span text:style-name="Source_20_Text"><text:span text:style-name="T6">0</text:span></text:span><text:span text:style-name="Source_20_Text"><text:span text:style-name="T5"> </text:span></text:span><text:span text:style-name="Source_20_Text"><text:span text:style-name="T6">int</text:span></text:span><text:span text:style-name="Source_20_Text"><text:span text:style-name="T5">o blue, paint house </text:span></text:span><text:span text:style-name="Source_20_Text"><text:span text:style-name="T6">1</text:span></text:span><text:span text:style-name="Source_20_Text"><text:span text:style-name="T5"> </text:span></text:span><text:span text:style-name="Source_20_Text"><text:span text:style-name="T6">int</text:span></text:span><text:span text:style-name="Source_20_Text"><text:span text:style-name="T5">o green, paint house </text:span></text:span><text:span text:style-name="Source_20_Text"><text:span text:style-name="T6">2</text:span></text:span><text:span text:style-name="Source_20_Text"><text:span text:style-name="T5"> </text:span></text:span><text:span text:style-name="Source_20_Text"><text:span text:style-name="T6">int</text:span></text:span><text:span text:style-name="Source_20_Text"><text:span text:style-name="T5">o blue. Minimum cost: </text:span></text:span><text:span text:style-name="Source_20_Text"><text:span text:style-name="T6">2</text:span></text:span><text:span text:style-name="Source_20_Text"><text:span text:style-name="T5"> + </text:span></text:span><text:span text:style-name="Source_20_Text"><text:span text:style-name="T6">5</text:span></text:span><text:span text:style-name="Source_20_Text"><text:span text:style-name="T5"> + </text:span></text:span><text:span text:style-name="Source_20_Text"><text:span text:style-name="T6">3</text:span></text:span><text:span text:style-name="Source_20_Text"><text:span text:style-name="T5"> = </text:span></text:span><text:span text:style-name="Source_20_Text"><text:span text:style-name="T6">10.</text:span></text:span></text:p>
      <text:p text:style-name="P10"><text:span text:style-name="Strong_20_Emphasis"><text:span text:style-name="T2">Example 2:</text:span></text:span></text:p>
      <text:p text:style-name="P2"><text:span text:style-name="Source_20_Text"><text:span text:style-name="T5">Input: [[</text:span></text:span><text:span text:style-name="Source_20_Text"><text:span text:style-name="T6">1</text:span></text:span><text:span text:style-name="Source_20_Text"><text:span text:style-name="T5">,</text:span></text:span><text:span text:style-name="Source_20_Text"><text:span text:style-name="T6">2</text:span></text:span><text:span text:style-name="Source_20_Text"><text:span text:style-name="T5">,</text:span></text:span><text:span text:style-name="Source_20_Text"><text:span text:style-name="T6">3</text:span></text:span><text:span text:style-name="Source_20_Text"><text:span text:style-name="T5">],[</text:span></text:span><text:span text:style-name="Source_20_Text"><text:span text:style-name="T6">1</text:span></text:span><text:span text:style-name="Source_20_Text"><text:span text:style-name="T5">,</text:span></text:span><text:span text:style-name="Source_20_Text"><text:span text:style-name="T6">4</text:span></text:span><text:span text:style-name="Source_20_Text"><text:span text:style-name="T5">,</text:span></text:span><text:span text:style-name="Source_20_Text"><text:span text:style-name="T6">6</text:span></text:span><text:span text:style-name="Source_20_Text"><text:span text:style-name="T5">]]</text:span></text:span></text:p>
      <text:p text:style-name="P2"><text:span text:style-name="Source_20_Text"><text:span text:style-name="T5">Output: </text:span></text:span><text:span text:style-name="Source_20_Text"><text:span text:style-name="T6">3</text:span></text:span></text:p>
      <text:p text:style-name="P4"/>
      <text:p text:style-name="P4"/>
      <text:p text:style-name="P4">Solution:-</text:p>
      <text:p text:style-name="P4"/>
      <text:p text:style-name="P4">int minCost(vector&lt;vector&lt;int&gt;cost){</text:p>
      <text:p text:style-name="P4">int n=cost.size();</text:p>
      <text:p text:style-name="P4">if(cost==NULL || n==0)</text:p>
      <text:p text:style-name="P4"><text:s text:c="3"/>return 0;</text:p>
      <text:p text:style-name="P4">for(int i=1;i&lt;n;i++)</text:p>
      <text:p text:style-name="P4">{ </text:p>
      <text:p text:style-name="P4">cost[i][0]=min(cost[i-1][1],cost[i-1][2]);</text:p>
      <text:p text:style-name="P4">cost[i][1]=min(cost[i-1][0],cost[i-1][2]);</text:p>
      <text:p text:style-name="P4">cost[i][2]=min(cost[i-1][0],cost[i-1][1]);</text:p>
      <text:p text:style-name="P4">}</text:p>
      <text:p text:style-name="P4">return min(cost[n-1][0],min(cost[n-1][1],cost[n-1][2]));</text:p>
      <text:p text:style-name="P4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apple-system" svg:font-family="apple-system, BlinkMacSystemFont, 'Segoe UI', 'PingFang SC', 'Hiragino Sans GB', 'Microsoft YaHei', 'Helvetica Neue', Helvetica, Arial, sans-serif, 'Apple Color Emoji', 'Segoe UI Emoji', 'Segoe UI Symbo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7T14:09:39.622569218</meta:creation-date>
    <dc:date>2022-01-17T18:07:18.071746349</dc:date>
    <meta:editing-duration>PT37M2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27" meta:word-count="200" meta:character-count="1294" meta:non-whitespace-character-count="1119"/>
  </office:meta>
</office:document-meta>
</file>